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  <style:style style:name="P2" style:family="paragraph" style:parent-style-name="Preformatted_20_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8/10/13<text:line-break/>Assingment:<text:line-break/>Take data used in article 'Gene expression correlates of clinical prostate cancer behaviour</text:p>
      <text:p text:style-name="P1">Perform differential expression analysis([02] assignment).</text:p>
      <text:p text:style-name="P1">Use different adjustment techniques : Bonferroni, FDR</text:p>
      <text:p text:style-name="P1">Do the bootstrap in two modifications: 20 different random samples, 50 random samples with retur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9T16:30:09</dc:date>
    <meta:generator>LibreOffice/3.5$Linux_X86_64 LibreOffice_project/350m1$Build-2</meta:generator>
    <meta:editing-duration>P0D</meta:editing-duration>
    <meta:editing-cycles>1</meta:editing-cycles>
    <meta:document-statistic meta:table-count="0" meta:image-count="0" meta:object-count="0" meta:page-count="1" meta:paragraph-count="4" meta:word-count="42" meta:character-count="321" meta:non-whitespace-character-count="283"/>
  </office:meta>
</office:document-meta>
</file>